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end" style:justify-single-word="false"/>
      <style:text-properties style:font-name="Times New Roman" officeooo:rsid="001c0dc3" officeooo:paragraph-rsid="001c0dc3"/>
    </style:style>
    <style:style style:name="P2" style:family="paragraph" style:parent-style-name="Standard">
      <style:paragraph-properties fo:line-height="200%" fo:text-align="end" style:justify-single-word="false"/>
      <style:text-properties style:font-name="Times New Roman" officeooo:rsid="001c6278" officeooo:paragraph-rsid="001c6278"/>
    </style:style>
    <style:style style:name="P3" style:family="paragraph" style:parent-style-name="Standard">
      <style:paragraph-properties fo:line-height="200%" fo:text-align="start" style:justify-single-word="false"/>
      <style:text-properties style:font-name="Times New Roman" officeooo:rsid="001c6278" officeooo:paragraph-rsid="001c6278"/>
    </style:style>
    <style:style style:name="P4" style:family="paragraph" style:parent-style-name="Standard">
      <style:paragraph-properties fo:line-height="200%" fo:text-align="center" style:justify-single-word="false"/>
      <style:text-properties style:font-name="Times New Roman" officeooo:rsid="001c6278" officeooo:paragraph-rsid="001c6278"/>
    </style:style>
    <style:style style:name="P5" style:family="paragraph" style:parent-style-name="Standard">
      <style:paragraph-properties fo:line-height="200%" fo:text-align="start" style:justify-single-word="false"/>
      <style:text-properties style:font-name="Times New Roman" style:text-underline-style="none" fo:font-weight="normal" officeooo:rsid="0034496f" officeooo:paragraph-rsid="0034496f" style:font-weight-asian="normal" style:font-weight-complex="normal"/>
    </style:style>
    <style:style style:name="P6" style:family="paragraph" style:parent-style-name="Standard">
      <style:paragraph-properties fo:line-height="200%" fo:text-align="start" style:justify-single-word="false"/>
      <style:text-properties style:font-name="Times New Roman" fo:font-weight="bold" officeooo:rsid="004b83e5" officeooo:paragraph-rsid="004b83e5" style:font-weight-asian="bold" style:font-weight-complex="bold"/>
    </style:style>
    <style:style style:name="P7" style:family="paragraph" style:parent-style-name="Standard">
      <style:paragraph-properties fo:line-height="200%" fo:text-align="start" style:justify-single-word="false"/>
      <style:text-properties style:font-name="Times New Roman" fo:font-weight="bold" officeooo:rsid="004c5cdf" officeooo:paragraph-rsid="004c5cdf" style:font-weight-asian="bold" style:font-weight-complex="bold"/>
    </style:style>
    <style:style style:name="P8" style:family="paragraph" style:parent-style-name="Standard">
      <style:paragraph-properties fo:line-height="200%" fo:text-align="start" style:justify-single-word="false"/>
      <style:text-properties style:font-name="Times New Roman" fo:font-weight="bold" officeooo:rsid="004cdfa8" officeooo:paragraph-rsid="004cdfa8" style:font-weight-asian="bold" style:font-weight-complex="bold"/>
    </style:style>
    <style:style style:name="P9" style:family="paragraph" style:parent-style-name="Standard">
      <style:paragraph-properties fo:line-height="200%" fo:text-align="start" style:justify-single-word="false"/>
      <style:text-properties style:font-name="Times New Roman" fo:font-weight="bold" officeooo:rsid="004dbe32" officeooo:paragraph-rsid="004dbe32" style:font-weight-asian="bold" style:font-weight-complex="bold"/>
    </style:style>
    <style:style style:name="P10" style:family="paragraph" style:parent-style-name="Standard">
      <style:paragraph-properties fo:line-height="200%" fo:text-align="start" style:justify-single-word="false"/>
      <style:text-properties style:font-name="Times New Roman" fo:font-weight="bold" officeooo:rsid="004f7a48" officeooo:paragraph-rsid="004f7a48" style:font-weight-asian="bold" style:font-weight-complex="bold"/>
    </style:style>
    <style:style style:name="P11" style:family="paragraph" style:parent-style-name="Standard">
      <style:paragraph-properties fo:line-height="200%" fo:text-align="center" style:justify-single-word="false"/>
      <style:text-properties style:font-name="Times New Roman" officeooo:rsid="004dbe32" officeooo:paragraph-rsid="004dbe32"/>
    </style:style>
    <style:style style:name="P12" style:family="paragraph" style:parent-style-name="Standard">
      <style:paragraph-properties fo:line-height="200%" fo:text-align="start" style:justify-single-word="false"/>
      <style:text-properties style:font-name="Times New Roman" fo:font-style="normal" fo:font-weight="bold" officeooo:rsid="004c5cdf" officeooo:paragraph-rsid="004c5cdf" style:font-style-asian="normal" style:font-weight-asian="bold" style:font-style-complex="normal" style:font-weight-complex="bold"/>
    </style:style>
    <style:style style:name="P13" style:family="paragraph" style:parent-style-name="Standard">
      <style:paragraph-properties fo:line-height="200%" fo:text-align="start" style:justify-single-word="false"/>
      <style:text-properties style:font-name="Times New Roman" fo:font-style="normal" fo:font-weight="bold" officeooo:rsid="004cdfa8" officeooo:paragraph-rsid="004cdfa8" style:font-style-asian="normal" style:font-weight-asian="bold" style:font-style-complex="normal" style:font-weight-complex="bold"/>
    </style:style>
    <style:style style:name="P14" style:family="paragraph" style:parent-style-name="Standard">
      <style:paragraph-properties fo:line-height="200%" fo:text-align="start" style:justify-single-word="false"/>
      <style:text-properties style:font-name="Times New Roman" fo:font-style="normal" fo:font-weight="bold" officeooo:rsid="004f7a48" officeooo:paragraph-rsid="004f7a48" style:font-style-asian="normal" style:font-weight-asian="bold" style:font-style-complex="normal" style:font-weight-complex="bold"/>
    </style:style>
    <style:style style:name="P15" style:family="paragraph" style:parent-style-name="Standard">
      <style:paragraph-properties fo:line-height="200%" fo:text-align="start" style:justify-single-word="false"/>
      <style:text-properties style:font-name="Times New Roman" fo:font-style="normal" fo:font-weight="bold" officeooo:rsid="0051de71" officeooo:paragraph-rsid="0051de71" style:font-style-asian="normal" style:font-weight-asian="bold" style:font-style-complex="normal" style:font-weight-complex="bold"/>
    </style:style>
    <style:style style:name="P16" style:family="paragraph" style:parent-style-name="Standard">
      <style:paragraph-properties fo:line-height="200%" fo:text-align="start" style:justify-single-word="false"/>
      <style:text-properties style:font-name="Times New Roman" fo:font-style="normal" fo:font-weight="bold" officeooo:rsid="0052d3fd" officeooo:paragraph-rsid="0052d3fd" style:font-style-asian="normal" style:font-weight-asian="bold" style:font-style-complex="normal" style:font-weight-complex="bold"/>
    </style:style>
    <style:style style:name="P17" style:family="paragraph" style:parent-style-name="Standard">
      <style:paragraph-properties fo:line-height="200%" fo:text-align="start" style:justify-single-word="false"/>
      <style:text-properties officeooo:paragraph-rsid="0035f7d8"/>
    </style:style>
    <style:style style:name="P18" style:family="paragraph" style:parent-style-name="Standard">
      <style:paragraph-properties fo:line-height="200%" fo:text-align="start" style:justify-single-word="false"/>
      <style:text-properties officeooo:rsid="0036b578" officeooo:paragraph-rsid="0036b578"/>
    </style:style>
    <style:style style:name="P19" style:family="paragraph" style:parent-style-name="Standard">
      <style:paragraph-properties fo:line-height="200%" fo:text-align="start" style:justify-single-word="false"/>
      <style:text-properties officeooo:rsid="0039f51f" officeooo:paragraph-rsid="0039f51f"/>
    </style:style>
    <style:style style:name="P20" style:family="paragraph" style:parent-style-name="Standard">
      <style:paragraph-properties fo:line-height="200%" fo:text-align="start" style:justify-single-word="false"/>
      <style:text-properties officeooo:rsid="003d046d" officeooo:paragraph-rsid="003d046d"/>
    </style:style>
    <style:style style:name="P21" style:family="paragraph" style:parent-style-name="Standard">
      <style:paragraph-properties fo:line-height="200%" fo:text-align="start" style:justify-single-word="false"/>
      <style:text-properties style:text-underline-style="none" fo:font-weight="normal" officeooo:rsid="00415e38" officeooo:paragraph-rsid="00415e38" style:font-weight-asian="normal" style:font-weight-complex="normal"/>
    </style:style>
    <style:style style:name="P22" style:family="paragraph" style:parent-style-name="Standard">
      <style:paragraph-properties fo:line-height="200%" fo:text-align="start" style:justify-single-word="false"/>
      <style:text-properties style:text-underline-style="none" fo:font-weight="bold" officeooo:rsid="0046f404" officeooo:paragraph-rsid="0046f404" style:font-weight-asian="bold" style:font-weight-complex="bold"/>
    </style:style>
    <style:style style:name="P23" style:family="paragraph" style:parent-style-name="Standard" style:list-style-name="L1">
      <style:paragraph-properties fo:line-height="200%" fo:text-align="start" style:justify-single-word="false"/>
      <style:text-properties style:font-name="Times New Roman" officeooo:rsid="00237167" officeooo:paragraph-rsid="00237167"/>
    </style:style>
    <style:style style:name="P24" style:family="paragraph" style:parent-style-name="Standard" style:list-style-name="L1">
      <style:paragraph-properties fo:line-height="200%" fo:text-align="start" style:justify-single-word="false"/>
      <style:text-properties style:font-name="Times New Roman" officeooo:rsid="0028cbfe" officeooo:paragraph-rsid="002916db"/>
    </style:style>
    <style:style style:name="P25" style:family="paragraph" style:parent-style-name="Standard" style:list-style-name="L1">
      <style:paragraph-properties fo:line-height="200%" fo:text-align="start" style:justify-single-word="false"/>
      <style:text-properties style:font-name="Times New Roman" officeooo:rsid="00254dc1" officeooo:paragraph-rsid="002916db"/>
    </style:style>
    <style:style style:name="P26" style:family="paragraph" style:parent-style-name="Standard" style:list-style-name="L1">
      <style:paragraph-properties fo:line-height="200%" fo:text-align="start" style:justify-single-word="false"/>
      <style:text-properties style:font-name="Times New Roman" officeooo:rsid="00278978" officeooo:paragraph-rsid="00278978"/>
    </style:style>
    <style:style style:name="P27" style:family="paragraph" style:parent-style-name="Standard" style:list-style-name="L1">
      <style:paragraph-properties fo:line-height="200%" fo:text-align="start" style:justify-single-word="false"/>
      <style:text-properties style:font-name="Times New Roman" officeooo:rsid="00299eae" officeooo:paragraph-rsid="00299eae"/>
    </style:style>
    <style:style style:name="P28" style:family="paragraph" style:parent-style-name="Standard" style:list-style-name="L1">
      <style:paragraph-properties fo:line-height="200%" fo:text-align="start" style:justify-single-word="false"/>
      <style:text-properties style:font-name="Times New Roman" officeooo:rsid="00305c12" officeooo:paragraph-rsid="00305c12"/>
    </style:style>
    <style:style style:name="P29" style:family="paragraph" style:parent-style-name="Standard" style:list-style-name="L1">
      <style:paragraph-properties fo:line-height="200%" fo:text-align="start" style:justify-single-word="false"/>
      <style:text-properties style:font-name="Times New Roman" style:text-underline-style="none" fo:font-weight="normal" officeooo:rsid="00305c12" officeooo:paragraph-rsid="00305c12" style:font-weight-asian="normal" style:font-weight-complex="normal"/>
    </style:style>
    <style:style style:name="P30" style:family="paragraph" style:parent-style-name="Standard" style:list-style-name="L1">
      <style:paragraph-properties fo:line-height="200%" fo:text-align="start" style:justify-single-word="false"/>
      <style:text-properties style:font-name="Times New Roman" style:text-underline-style="none" fo:font-weight="bold" officeooo:rsid="0062a89e" officeooo:paragraph-rsid="0062a89e" style:font-weight-asian="bold" style:font-weight-complex="bold"/>
    </style:style>
    <style:style style:name="P31" style:family="paragraph" style:parent-style-name="Standard" style:list-style-name="L1">
      <style:paragraph-properties fo:line-height="200%" fo:text-align="start" style:justify-single-word="false"/>
      <style:text-properties style:font-name="Times New Roman" style:text-underline-style="none" fo:font-weight="bold" officeooo:rsid="006899c9" officeooo:paragraph-rsid="006899c9" style:font-weight-asian="bold" style:font-weight-complex="bold"/>
    </style:style>
    <style:style style:name="P32" style:family="paragraph" style:parent-style-name="Standard" style:list-style-name="L1">
      <style:paragraph-properties fo:line-height="200%" fo:text-align="start" style:justify-single-word="false"/>
      <style:text-properties style:font-name="Times New Roman" officeooo:rsid="003197d7" officeooo:paragraph-rsid="003197d7"/>
    </style:style>
    <style:style style:name="P33" style:family="paragraph" style:parent-style-name="Standard" style:list-style-name="L1">
      <style:paragraph-properties fo:line-height="200%" fo:text-align="start" style:justify-single-word="false"/>
      <style:text-properties style:font-name="Times New Roman" officeooo:rsid="0031ed17" officeooo:paragraph-rsid="0031ed17"/>
    </style:style>
    <style:style style:name="P34" style:family="paragraph" style:parent-style-name="Standard" style:list-style-name="L1">
      <style:paragraph-properties fo:line-height="200%" fo:text-align="start" style:justify-single-word="false"/>
      <style:text-properties style:font-name="Times New Roman" officeooo:rsid="0034496f" officeooo:paragraph-rsid="0034496f"/>
    </style:style>
    <style:style style:name="P35" style:family="paragraph" style:parent-style-name="Standard" style:list-style-name="L1">
      <style:paragraph-properties fo:line-height="200%" fo:text-align="start" style:justify-single-word="false"/>
      <style:text-properties style:font-name="Times New Roman" officeooo:rsid="001fd329" officeooo:paragraph-rsid="001fd329"/>
    </style:style>
    <style:style style:name="P36" style:family="paragraph" style:parent-style-name="Standard" style:list-style-name="L1">
      <style:paragraph-properties fo:line-height="200%" fo:text-align="start" style:justify-single-word="false"/>
      <style:text-properties style:font-name="Times New Roman" fo:font-weight="bold" officeooo:rsid="00415e38" officeooo:paragraph-rsid="00415e38" style:font-weight-asian="bold" style:font-weight-complex="bold"/>
    </style:style>
    <style:style style:name="P37" style:family="paragraph" style:parent-style-name="Standard" style:list-style-name="L1">
      <style:paragraph-properties fo:line-height="200%" fo:text-align="start" style:justify-single-word="false"/>
      <style:text-properties style:font-name="Times New Roman" fo:font-weight="bold" officeooo:rsid="00539364" officeooo:paragraph-rsid="00539364" style:font-weight-asian="bold" style:font-weight-complex="bold"/>
    </style:style>
    <style:style style:name="P38" style:family="paragraph" style:parent-style-name="Standard" style:list-style-name="L1">
      <style:paragraph-properties fo:line-height="200%" fo:text-align="start" style:justify-single-word="false"/>
      <style:text-properties style:font-name="Times New Roman" fo:font-weight="bold" officeooo:rsid="005472c4" officeooo:paragraph-rsid="005472c4" style:font-weight-asian="bold" style:font-weight-complex="bold"/>
    </style:style>
    <style:style style:name="P39" style:family="paragraph" style:parent-style-name="Standard" style:list-style-name="L1">
      <style:paragraph-properties fo:line-height="200%" fo:text-align="start" style:justify-single-word="false"/>
      <style:text-properties style:font-name="Times New Roman" fo:font-weight="bold" officeooo:rsid="005a888e" officeooo:paragraph-rsid="005a888e" style:font-weight-asian="bold" style:font-weight-complex="bold"/>
    </style:style>
    <style:style style:name="P40" style:family="paragraph" style:parent-style-name="Standard" style:list-style-name="L1">
      <style:paragraph-properties fo:line-height="200%" fo:text-align="start" style:justify-single-word="false"/>
      <style:text-properties style:font-name="Times New Roman" fo:font-weight="bold" officeooo:rsid="005c1658" officeooo:paragraph-rsid="005c1658" style:font-weight-asian="bold" style:font-weight-complex="bold"/>
    </style:style>
    <style:style style:name="P41" style:family="paragraph" style:parent-style-name="Standard" style:list-style-name="L1">
      <style:paragraph-properties fo:line-height="200%" fo:text-align="start" style:justify-single-word="false"/>
      <style:text-properties style:font-name="Times New Roman" fo:font-weight="bold" officeooo:rsid="005f5ace" officeooo:paragraph-rsid="005f5ace" style:font-weight-asian="bold" style:font-weight-complex="bold"/>
    </style:style>
    <style:style style:name="P42" style:family="paragraph" style:parent-style-name="Standard" style:list-style-name="L1">
      <style:paragraph-properties fo:line-height="200%" fo:text-align="start" style:justify-single-word="false"/>
      <style:text-properties officeooo:paragraph-rsid="00635977"/>
    </style:style>
    <style:style style:name="P43" style:family="paragraph" style:parent-style-name="Standard">
      <style:paragraph-properties fo:line-height="200%" fo:text-align="start" style:justify-single-word="false"/>
      <style:text-properties officeooo:rsid="0064f7c6" officeooo:paragraph-rsid="0064f7c6"/>
    </style:style>
    <style:style style:name="P44" style:family="paragraph" style:parent-style-name="Standard">
      <style:paragraph-properties fo:line-height="200%" fo:text-align="start" style:justify-single-word="false"/>
      <style:text-properties officeooo:rsid="0069ef6a" officeooo:paragraph-rsid="0069ef6a"/>
    </style:style>
    <style:style style:name="P45" style:family="paragraph" style:parent-style-name="Standard">
      <style:paragraph-properties fo:line-height="200%" fo:text-align="start" style:justify-single-word="false"/>
      <style:text-properties officeooo:rsid="006a5baf" officeooo:paragraph-rsid="006a5baf"/>
    </style:style>
    <style:style style:name="P46" style:family="paragraph" style:parent-style-name="Standard">
      <style:paragraph-properties fo:line-height="200%" fo:text-align="start" style:justify-single-word="false"/>
      <style:text-properties officeooo:rsid="006aff4e" officeooo:paragraph-rsid="006aff4e"/>
    </style:style>
    <style:style style:name="P47" style:family="paragraph" style:parent-style-name="Standard">
      <style:paragraph-properties fo:line-height="200%" fo:text-align="start" style:justify-single-word="false"/>
      <style:text-properties officeooo:rsid="006b2aa2" officeooo:paragraph-rsid="006b2aa2"/>
    </style:style>
    <style:style style:name="T1" style:family="text">
      <style:text-properties fo:font-weight="bold" style:font-weight-asian="bold" style:font-weight-complex="bold"/>
    </style:style>
    <style:style style:name="T2" style:family="text">
      <style:text-properties fo:font-weight="bold" officeooo:rsid="001e301b" style:font-weight-asian="bold" style:font-weight-complex="bold"/>
    </style:style>
    <style:style style:name="T3" style:family="text">
      <style:text-properties fo:font-weight="bold" officeooo:rsid="0020f64f" style:font-weight-asian="bold" style:font-weight-complex="bold"/>
    </style:style>
    <style:style style:name="T4" style:family="text">
      <style:text-properties fo:font-weight="bold" officeooo:rsid="0022230e" style:font-weight-asian="bold" style:font-weight-complex="bold"/>
    </style:style>
    <style:style style:name="T5" style:family="text">
      <style:text-properties fo:font-weight="bold" officeooo:rsid="0049ae97" style:font-weight-asian="bold" style:font-weight-complex="bold"/>
    </style:style>
    <style:style style:name="T6" style:family="text">
      <style:text-properties officeooo:rsid="00264256"/>
    </style:style>
    <style:style style:name="T7" style:family="text">
      <style:text-properties officeooo:rsid="0028cbfe"/>
    </style:style>
    <style:style style:name="T8" style:family="text">
      <style:text-properties fo:font-weight="normal" officeooo:rsid="0029aa11"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officeooo:rsid="002ba525"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ba525" style:font-weight-asian="normal" style:font-weight-complex="normal"/>
    </style:style>
    <style:style style:name="T13" style:family="text">
      <style:text-properties style:text-underline-style="none" fo:font-weight="normal" officeooo:rsid="002d607c" style:font-weight-asian="normal" style:font-weight-complex="normal"/>
    </style:style>
    <style:style style:name="T14" style:family="text">
      <style:text-properties style:text-underline-style="none" fo:font-weight="normal" officeooo:rsid="0032abfc" style:font-weight-asian="normal" style:font-weight-complex="normal"/>
    </style:style>
    <style:style style:name="T15" style:family="text">
      <style:text-properties style:text-underline-style="none" fo:font-weight="normal" officeooo:rsid="003abefc" style:font-weight-asian="normal" style:font-weight-complex="normal"/>
    </style:style>
    <style:style style:name="T16" style:family="text">
      <style:text-properties style:text-underline-style="none" fo:font-weight="normal" officeooo:rsid="003be437"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officeooo:rsid="003d83ef" style:font-weight-asian="bold" style:font-weight-complex="bold"/>
    </style:style>
    <style:style style:name="T19" style:family="text">
      <style:text-properties style:text-underline-style="none" fo:font-weight="bold" officeooo:rsid="003fd2c7" style:font-weight-asian="bold" style:font-weight-complex="bold"/>
    </style:style>
    <style:style style:name="T20" style:family="text">
      <style:text-properties style:font-name="Times New Roman" style:text-underline-style="none" fo:font-weight="normal" officeooo:rsid="0035f7d8" style:font-weight-asian="normal" style:font-weight-complex="normal"/>
    </style:style>
    <style:style style:name="T21" style:family="text">
      <style:text-properties style:font-name="Times New Roman" style:text-underline-style="none" fo:font-weight="bold" officeooo:rsid="00635977" style:font-weight-asian="bold" style:font-weight-complex="bold"/>
    </style:style>
    <style:style style:name="T22" style:family="text">
      <style:text-properties officeooo:rsid="00450d98"/>
    </style:style>
    <style:style style:name="T23" style:family="text">
      <style:text-properties officeooo:rsid="0046f404"/>
    </style:style>
    <style:style style:name="T24" style:family="text">
      <style:text-properties officeooo:rsid="0049ae97"/>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4c5cdf" style:font-style-asian="normal" style:font-style-complex="normal"/>
    </style:style>
    <style:style style:name="T28" style:family="text">
      <style:text-properties fo:font-style="normal" officeooo:rsid="004cdfa8" style:font-style-asian="normal" style:font-style-complex="normal"/>
    </style:style>
    <style:style style:name="T29" style:family="text">
      <style:text-properties fo:font-style="normal" officeooo:rsid="004dbe32" style:font-style-asian="normal" style:font-style-complex="normal"/>
    </style:style>
    <style:style style:name="T30" style:family="text">
      <style:text-properties fo:font-style="normal" officeooo:rsid="004f7a48" style:font-style-asian="normal" style:font-style-complex="normal"/>
    </style:style>
    <style:style style:name="T31" style:family="text">
      <style:text-properties fo:font-style="normal" officeooo:rsid="005161b2" style:font-style-asian="normal" style:font-style-complex="normal"/>
    </style:style>
    <style:style style:name="T32" style:family="text">
      <style:text-properties officeooo:rsid="004f7a48"/>
    </style:style>
    <style:style style:name="T33" style:family="text">
      <style:text-properties officeooo:rsid="00539b68"/>
    </style:style>
    <style:style style:name="T34" style:family="text">
      <style:text-properties officeooo:rsid="005643f4"/>
    </style:style>
    <style:style style:name="T35" style:family="text">
      <style:text-properties officeooo:rsid="006575c4"/>
    </style:style>
    <style:style style:name="T36" style:family="text">
      <style:text-properties officeooo:rsid="006a5b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nveer Salim</text:p>
      <text:p text:style-name="P2">RISA</text:p>
      <text:p text:style-name="P2">October 7, 2019</text:p>
      <text:p text:style-name="P11">Maynooth University Info Session: Oct 23 <text:span text:style-name="T32">ECE 122</text:span></text:p>
      <text:p text:style-name="P4">Search Engine Design</text:p>
      <text:p text:style-name="P6">The Following Are Protocols James recommended. Please do not implement anything without solving these problems first:</text:p>
      <text:p text:style-name="P6">1. Force BIOS (or UEFI) to deactivate NIC <text:span text:style-name="T25">immediately </text:span><text:span text:style-name="T26">after the computer starts up. </text:span><text:span text:style-name="T27">Of course, you can tell if it worked if the Wi-Fi icon (or better yet a ping request) succeeds.</text:span></text:p>
      <text:p text:style-name="P12">2. Encase laptop in a thick metallic Faraday cage. This will prevent all wireless communications from succeeding. However, the Magneto and Odini methods are a Faraday cages weaknesses. Research them ahead of time.</text:p>
      <text:p text:style-name="P7"><text:span text:style-name="T26">3. Purchase a $500 Lenovo Thinkpad 470. Affordable. Excellent for ArchLinux. </text:span><text:span text:style-name="T28">Wipe away Windows from the laptop and replace it with ArchLinux.</text:span></text:p>
      <text:p text:style-name="P13">4. Let James handle the problem of what happens if someone steals our source code. A similar problem like this has actually happened. Hackers attempted to destroy the entire code base for the Gentoo OS on GitHub. Luckily, it failed.</text:p>
      <text:p text:style-name="P13">5. Samer -watch how fast he learns. If he fails to learn on a weekly basis…</text:p>
      <text:p text:style-name="P13">6. Let Adib join the team. He joins since he is mastering PageRank.</text:p>
      <text:p text:style-name="P13">7. Consult with the group on whether or not we keep Yeshwanth Vemula.</text:p>
      <text:p text:style-name="P13">------------------------------------------------------------------------------------------------------------------------</text:p>
      <text:p text:style-name="P8"><text:span text:style-name="T26">The Following Are </text:span><text:span text:style-name="T29">Suggestions James Had:</text:span></text:p>
      <text:p text:style-name="P9"><text:span text:style-name="T26">1. Consider ethics of using SciHub. Ensure we will not get into any legal </text:span><text:span text:style-name="T30">trouble for being associated with them.</text:span></text:p>
      <text:p text:style-name="P14"><text:soft-page-break/>2. After the prototype of the search engine is made, contact security firms and ethical hacker firms after constructing prototype.</text:p>
      <text:p text:style-name="P15">2.5 You may want to contact the creator of Sci-Hub about the legality of using their website for papers.</text:p>
      <text:p text:style-name="P10"><text:span text:style-name="T26">3. Keep the search engine a non-profit </text:span><text:span text:style-name="T31">project</text:span><text:span text:style-name="T26">. No online wants an ad-based academic search engine. Completely annoying. Completely inappropriate.</text:span></text:p>
      <text:p text:style-name="P16">4. Have the prototype ready by April 7, 2019.</text:p>
      <text:p text:style-name="P16">5. DEFCON Presentation – August 6-9, 2020. The New Ceasers Forum, Harrah’s, Linq &amp; Flamingo, in Las Vegas. BOOK A ROOM BY April 7, 2019</text:p>
      <text:p text:style-name="P16">6. Put Electrical Tape over Webcam. IR Pulses can rewrite BIOS.</text:p>
      <text:p text:style-name="P16">7. Disable your computer’s microphone at BIOS.</text:p>
      <text:p text:style-name="P16">8. NEVER USE AN ETHERNET CABLE. Defeats purpose of Faraday Cage.</text:p>
      <text:p text:style-name="P16">9. Odini Method and Magneto Method – Faraday Cages’s weakness.</text:p>
      <text:p text:style-name="P3">Text Compression Algorithm: </text:p>
      <text:list xml:id="list3718710353" text:style-name="L1">
        <text:list-item>
          <text:p text:style-name="P23">Ideal Compression Algorithm: Compression performance is excellent and fast at expense of hard disk space.</text:p>
          <text:p text:style-name="P24">Homogenous data with a predicatable statistical distribution is best left for static models.</text:p>
          <text:p text:style-name="P25">The better the compression, the slower the program runs or more <text:span text:style-name="T6">hard disk </text:span>memory is used.</text:p>
          <text:p text:style-name="P26">It is better to use an adaptive compression model since they dynamically update the model at runtime. So at first there will be poor compression performance. But as t<text:span text:style-name="T7">ime passes, performance improves. Adaptive models work best with heterogenous data. </text:span></text:p>
          <text:p text:style-name="P27">Google founders used <text:span text:style-name="T1">zlib. </text:span><text:span text:style-name="T8">Even though bzip had better compression performance, zlib was faster at the expense of some compression performance. </text:span><text:span text:style-name="T10">Zlib remains a well-respected compression algorithm to this day.</text:span><text:span text:style-name="T12"> </text:span><text:span text:style-name="T13">Today zlib only supports one algorithm called DEFLATE that is a variation of LZ77.</text:span></text:p>
          <text:p text:style-name="P28"><text:soft-page-break/><text:span text:style-name="T13">R</text:span><text:span text:style-name="T11">eal-Life Online Uses of zlib:</text:span></text:p>
          <text:list>
            <text:list-item>
              <text:p text:style-name="P29">Apache server uses zlib to implement HTTP/1.1</text:p>
            </text:list-item>
            <text:list-item>
              <text:p text:style-name="P29">The Apache Subversion and CVS version control systems use zlib to compress traffic to and from remote repositories.</text:p>
            </text:list-item>
            <text:list-item>
              <text:p text:style-name="P32"><text:span text:style-name="T11">The cURL library uses zlib to </text:span><text:span text:style-name="T17">de</text:span><text:span text:style-name="T11">compress</text:span></text:p>
              <text:p text:style-name="P33"><text:span text:style-name="T11">Today however, major websites use GNU Zip </text:span><text:span text:style-name="T14">(gzip).</text:span></text:p>
              <text:p text:style-name="P34"><text:span text:style-name="T14">W</text:span><text:span text:style-name="T11">hen you check the response headers of major websites like Google, Facebook, and StackExchange, all of them use </text:span><text:span text:style-name="T17">gzip.</text:span></text:p>
            </text:list-item>
          </text:list>
        </text:list-item>
      </text:list>
      <text:p text:style-name="P5"/>
      <text:p text:style-name="P17"><text:span text:style-name="T20">Just visit the StackOverflow URL: </text:span><text:a xlink:type="simple" xlink:href="https://stackoverflow.com/questions/9170338/why-are-major-web-sites-using-gzip?noredirect=1&amp;lq=1" text:style-name="Internet_20_link" text:visited-style-name="Visited_20_Internet_20_Link">https://stackoverflow.com/questions/9170338/why-are-major-web-sites-using-gzip?noredirect=1&amp;lq=1</text:a><text:span text:style-name="T11"> </text:span></text:p>
      <text:p text:style-name="P18"><text:span text:style-name="T11">The Content-Encoding of DuckDuckGo itself is: </text:span><text:span text:style-name="T17">gzip/</text:span><text:span text:style-name="T18">brotli</text:span><text:span text:style-name="T19">(brotli is preferable)</text:span></text:p>
      <text:p text:style-name="P19"><text:span text:style-name="T11">HTTP data is compressed before it is sent from the server. </text:span><text:span text:style-name="T15">Bear in mind that this is about HTTP data compression, not necessarily the compression featured in </text:span><text:span text:style-name="T16">indices for search engines.</text:span></text:p>
      <text:p text:style-name="P20"><text:span text:style-name="T16">R</text:span><text:span text:style-name="T11">emember that you need to encode data in UTF-8, in a font that universally supports all languages---like Sans Serif.</text:span></text:p>
      <text:p text:style-name="P21">For storing documents in search engine’s local database, we will <text:s/>use <text:span text:style-name="T23">the Group VarInt</text:span> algorithm. <text:span text:style-name="T23">This algorithm was invented at Google, and it is currently the best algorithm for storing documents in a database. The algorithm is detailed in “Information Retrieval: Implementing and Evaluating Search Engines: Addenda for Chapter 6” on the book’s website. This algorithm does an outstanding job of dealing with scaling issues and has an excellent decoding speed. </text:span><text:span text:style-name="T5">Before using Group VarInt, we can stick with the simpler Variable-Byte Encoding algorithm. This was used by Google before Group VarInt.</text:span><text:span text:style-name="T24"> It is simpler for beginners to understand, and its decompression algorithm is fast enough to satisfy business demands as long as the scaling size is not too large.</text:span></text:p>
      <text:p text:style-name="P22"><text:soft-page-break/>Note: To understand compression and decompression algorithms, you have to know ANSI C. All business-standard compression and decompression algorithms are implemented in ANSI C for a reason. The compression algorithms have to communicate with the operating system intimately.</text:p>
      <text:p text:style-name="P21"/>
      <text:list xml:id="list212825563292065" text:continue-numbering="true" text:style-name="L1">
        <text:list-item>
          <text:p text:style-name="P35"><text:span text:style-name="T2">D</text:span><text:span text:style-name="T1">eliberately design the site so it is literally impossible for FANG companies to track you. </text:span><text:span text:style-name="T3">Or literally ANYONE for that matter. </text:span><text:span text:style-name="T4">Total respect for the user’s privacy.</text:span><text:span text:style-name="T1"> Even non-profit, FOSS search engines have been found to have this problem—aside from lacking good features found in search engines made by FANG companies like Microsoft Academic.</text:span></text:p>
        </text:list-item>
        <text:list-item>
          <text:p text:style-name="P36">Add a feature that allows researchers to migrate their previous research paper account to the academic search engine account. Of course, this will not damage their anonymity (ideally). <text:span text:style-name="T22">Also allow researchers to migrate their publication account to the FOSS search engine.</text:span></text:p>
        </text:list-item>
        <text:list-item>
          <text:p text:style-name="P37">Add a feature that allows researchers to publish their papers online. So their work can be seen by other researchers. Your academic search engine should focus on helping researchers find relevant papers especially from these open access publications. Give researchers a free goodie in exchange for publishing their paper online (other than their work being more likely to get recognized). <text:span text:style-name="T33">Wait, Academia.edu already exists to do just that. Why not just let them to upload their data to the research site. Our search engine should mine Academia.edu for papers. It is an open-access journal site after all.</text:span></text:p>
        </text:list-item>
        <text:list-item>
          <text:p text:style-name="P38">Your search engine should help researchers get their paper cited by futu<text:span text:style-name="T34">re papers. The search engine should specialize in connecting researchers trying to solve a specific problem with the paper that provides the solution. Goal: Help researchers improve citation count once it benefits a researcher writing a paper. Idea: Find problems with academia.edu in helping researchers find relevant papers. There are a lot of problems. </text:span><text:soft-page-break/><text:span text:style-name="T34">Definitely use academia.edu as a source for papers. Its an open-access journal site. So is Internet Archive.</text:span></text:p>
        </text:list-item>
        <text:list-item>
          <text:p text:style-name="P39">Your search engine should keep a log of search queries, so it could better connect the researcher trying to increase citation count with the user trying to find the researcher’s paper.</text:p>
        </text:list-item>
        <text:list-item>
          <text:p text:style-name="P40">Don’t you find it funny that there are no Image, Video, Code (above all else) search-specific options. They would definitely not hurt.</text:p>
        </text:list-item>
        <text:list-item>
          <text:p text:style-name="P41">Open a “FOSS Research Hacks” section where users can contribute fixes to code. <text:span text:style-name="T9">Ensure users read the End User License Agreement and understand the GNU Affero License before contributing.</text:span></text:p>
        </text:list-item>
        <text:list-item>
          <text:p text:style-name="P30">Research the story of Aaron Swartz and understand the reason he bypassed the JSTOR hard paywall. </text:p>
        </text:list-item>
        <text:list-item>
          <text:p text:style-name="P31">There are extra computers that no one uses that we can use extra hard drive space.</text:p>
          <text:list>
            <text:list-item>
              <text:p text:style-name="P42"><text:span text:style-name="T21">PS. Read the hyperlink carefully: </text:span><text:a xlink:type="simple" xlink:href="https://www.quora.com/Was-hacking-of-the-academic-journal-“JSTOR”-by-Aaron-Swartz-justified" text:style-name="Internet_20_link" text:visited-style-name="Visited_20_Internet_20_Link">https://www.quora.com/Was-hacking-of-the-academic-journal-%E2%80%9CJSTOR%E2%80%9D-by-Aaron-Swartz-justified</text:a> </text:p>
            </text:list-item>
          </text:list>
        </text:list-item>
      </text:list>
      <text:p text:style-name="P43">10. Consider this: Researchers unfortunately do not get paid for their work. We could invent a soft paywall. People would need to pay a subscription to view critical, noble information on our site. And/or gain access to features. <text:span text:style-name="T35">The money we obtain can be donated to researchers. The more views/citations a paper makes, the more money a researcher makes off of their paper. This idea was invented in response to a complaint by a real life MIT Researcher who admitted he was frustrated that websites had extremely high paywalls but the publishers did not give any of that money to their researchers.</text:span></text:p>
      <text:p text:style-name="P44">Hosting website: That costs money. <text:span text:style-name="T36">Get capital first. </text:span></text:p>
      <text:p text:style-name="P45">Setup a bank account: </text:p>
      <text:p text:style-name="P45">1. Two lines of credit: </text:p>
      <text:p text:style-name="P45">2. Credit That You Pay Later (Interest-Rate Based Payment)</text:p>
      <text:p text:style-name="P46"><text:soft-page-break/>Source Papers:</text:p>
      <text:p text:style-name="P47">Open-access papers are free of charge.</text:p>
      <text:p text:style-name="P47">Researchers can volunteer to upload their papers.</text:p>
      <text:p text:style-name="P47">Give researchers an opportunity to upload their draft papers. Make sure there is a tab making it clear that a paper has already been published.</text:p>
      <text:p text:style-name="P47"/>
      <text:p text:style-name="P46">You will need capital to store all of the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7T21:18:38.651000000</meta:creation-date>
    <dc:date>2019-10-24T20:49:59.317000000</dc:date>
    <meta:editing-duration>PT3H43M24S</meta:editing-duration>
    <meta:editing-cycles>65</meta:editing-cycles>
    <meta:generator>LibreOffice/6.3.2.2$Windows_X86_64 LibreOffice_project/98b30e735bda24bc04ab42594c85f7fd8be07b9c</meta:generator>
    <meta:document-statistic meta:table-count="0" meta:image-count="0" meta:object-count="0" meta:page-count="6" meta:paragraph-count="63" meta:word-count="1364" meta:character-count="8713" meta:non-whitespace-character-count="7417"/>
  </office:meta>
</office:document-meta>
</file>